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f9f" officeooo:paragraph-rsid="001dcf9f"/>
    </style:style>
    <style:style style:name="P2" style:family="paragraph" style:parent-style-name="Standard">
      <style:text-properties officeooo:rsid="0024575a" officeooo:paragraph-rsid="00275d4c"/>
    </style:style>
    <style:style style:name="P3" style:family="paragraph" style:parent-style-name="Standard">
      <style:text-properties officeooo:rsid="00275d4c" officeooo:paragraph-rsid="00275d4c"/>
    </style:style>
    <style:style style:name="T1" style:family="text">
      <style:text-properties officeooo:rsid="002049f2"/>
    </style:style>
    <style:style style:name="T2" style:family="text">
      <style:text-properties officeooo:rsid="002457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Cliente{</text:p>
      <text:p text:style-name="P1"><text:tab/>Int id;</text:p>
      <text:p text:style-name="P1"><text:tab/><text:span text:style-name="T1">Object foto;</text:span></text:p>
      <text:p text:style-name="P1"><text:tab/>String nombre;</text:p>
      <text:p text:style-name="P1"><text:tab/>String <text:s/>apellido;</text:p>
      <text:p text:style-name="P1"><text:tab/>String ciudad;</text:p>
      <text:p text:style-name="P1"><text:tab/>Date fechaNacimiento;</text:p>
      <text:p text:style-name="P1"><text:tab/>Int celular;</text:p>
      <text:p text:style-name="P1"><text:tab/>String email;</text:p>
      <text:p text:style-name="P1"><text:tab/>Int pasaporte;</text:p>
      <text:p text:style-name="P1"/>
      <text:p text:style-name="P1"><text:tab/></text:p>
      <text:p text:style-name="P1"/>
      <text:p text:style-name="P1"><text:tab/>getters y setters{}</text:p>
      <text:p text:style-name="P1"/>
      <text:p text:style-name="P1">}</text:p>
      <text:p text:style-name="P1"/>
      <text:p text:style-name="P1"/>
      <text:p text:style-name="P1">Enum Procesos { asd,asd,asd,asd }</text:p>
      <text:p text:style-name="P1"/>
      <text:p text:style-name="P1">Enum Documentos { asdasd,asd,asd,asd,asd,asd 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bookmark-start text:name="__DdeLink__115_941556716"/><text:soft-page-break/>insert into listaclientes ( </text:p>
      <text:p text:style-name="P2"><text:bookmark-start text:name="__DdeLink__120_941556716"/><text:bookmark-start text:name="__DdeLink__117_941556716"/>cod, </text:p>
      <text:p text:style-name="P2">foto,</text:p>
      <text:p text:style-name="P3">nombres,</text:p>
      <text:p text:style-name="P3">apellidos,</text:p>
      <text:p text:style-name="P3">ciudad,</text:p>
      <text:p text:style-name="P3">fechaNacimiento,</text:p>
      <text:p text:style-name="P3">celular,</text:p>
      <text:p text:style-name="P3">email,</text:p>
      <text:p text:style-name="P3">pasaporte,</text:p>
      <text:p text:style-name="P3">procesos<text:span text:style-name="T2"> </text:span><text:bookmark-end text:name="__DdeLink__117_941556716"/><text:bookmark-end text:name="__DdeLink__120_941556716"/></text:p>
      <text:p text:style-name="P2">) </text:p>
      <text:p text:style-name="P2">values (?,?,?,?,?,?,?,?,?,?)<text:bookmark-end text:name="__DdeLink__115_94155671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10:21:34.646802195</meta:creation-date>
    <dc:date>2023-05-02T10:22:14.488896972</dc:date>
    <meta:editing-duration>PT58M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51" meta:character-count="390" meta:non-whitespace-character-count="350"/>
  </office:meta>
</office:document-meta>
</file>